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27f50" officeooo:paragraph-rsid="00027f50"/>
    </style:style>
    <style:style style:name="P3" style:family="paragraph" style:parent-style-name="Standard">
      <style:text-properties officeooo:rsid="00032356" officeooo:paragraph-rsid="00032356"/>
    </style:style>
    <style:style style:name="P4" style:family="paragraph" style:parent-style-name="Standard">
      <style:text-properties officeooo:rsid="0004e87b" officeooo:paragraph-rsid="0004e87b"/>
    </style:style>
    <style:style style:name="P5" style:family="paragraph" style:parent-style-name="Standard">
      <style:text-properties officeooo:rsid="0006bac2" officeooo:paragraph-rsid="0006bac2"/>
    </style:style>
    <style:style style:name="P6" style:family="paragraph" style:parent-style-name="Standard">
      <style:text-properties officeooo:rsid="00081b26" officeooo:paragraph-rsid="00081b26"/>
    </style:style>
    <style:style style:name="P7" style:family="paragraph" style:parent-style-name="Standard">
      <style:text-properties officeooo:rsid="00096254" officeooo:paragraph-rsid="00096254"/>
    </style:style>
    <style:style style:name="P8" style:family="paragraph" style:parent-style-name="Standard">
      <style:text-properties officeooo:rsid="0009ce29" officeooo:paragraph-rsid="0009ce29"/>
    </style:style>
    <style:style style:name="P9" style:family="paragraph" style:parent-style-name="Standard">
      <style:text-properties officeooo:rsid="000acdc0" officeooo:paragraph-rsid="000acdc0"/>
    </style:style>
    <style:style style:name="P10" style:family="paragraph" style:parent-style-name="Standard">
      <style:text-properties officeooo:rsid="000cb955" officeooo:paragraph-rsid="000cb955"/>
    </style:style>
    <style:style style:name="P11" style:family="paragraph" style:parent-style-name="Standard">
      <style:text-properties officeooo:rsid="000e6a65" officeooo:paragraph-rsid="000e6a65"/>
    </style:style>
    <style:style style:name="P12" style:family="paragraph" style:parent-style-name="Standard">
      <style:text-properties officeooo:rsid="000fcdbd" officeooo:paragraph-rsid="000fcdbd"/>
    </style:style>
    <style:style style:name="P13" style:family="paragraph" style:parent-style-name="Standard">
      <style:text-properties officeooo:rsid="0001f71a" officeooo:paragraph-rsid="0001f71a"/>
    </style:style>
    <style:style style:name="P14" style:family="paragraph" style:parent-style-name="Standard">
      <style:text-properties officeooo:rsid="0015ed8c" officeooo:paragraph-rsid="0015ed8c"/>
    </style:style>
    <style:style style:name="P15" style:family="paragraph" style:parent-style-name="Standard">
      <style:text-properties officeooo:rsid="0017a17c" officeooo:paragraph-rsid="001b3a52"/>
    </style:style>
    <style:style style:name="P16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17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18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19" style:family="paragraph" style:parent-style-name="Standard">
      <style:text-properties officeooo:rsid="001cff84" officeooo:paragraph-rsid="001cff84"/>
    </style:style>
    <style:style style:name="P20" style:family="paragraph" style:parent-style-name="Standard">
      <style:text-properties officeooo:rsid="001e6b06" officeooo:paragraph-rsid="001e6b06"/>
    </style:style>
    <style:style style:name="P21" style:family="paragraph" style:parent-style-name="Text_20_body" style:list-style-name="L1">
      <style:text-properties fo:font-style="normal" officeooo:rsid="00d6cf73" officeooo:paragraph-rsid="0010f762" style:font-style-asian="normal" style:font-style-complex="normal"/>
    </style:style>
    <style:style style:name="P22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23" style:family="paragraph" style:parent-style-name="Text_20_body" style:list-style-name="L2">
      <style:text-properties fo:font-style="normal" officeooo:rsid="0012eac5" officeooo:paragraph-rsid="0012eac5" style:font-style-asian="normal" style:font-style-complex="normal"/>
    </style:style>
    <style:style style:name="P24" style:family="paragraph" style:parent-style-name="Text_20_body" style:list-style-name="L2">
      <style:text-properties fo:font-style="normal" officeooo:rsid="0014ad36" officeooo:paragraph-rsid="0014ad36" style:font-style-asian="normal" style:font-style-complex="normal"/>
    </style:style>
    <style:style style:name="P25" style:family="paragraph" style:parent-style-name="Text_20_body" style:list-style-name="L3">
      <style:text-properties fo:font-style="normal" officeooo:rsid="001e0f27" officeooo:paragraph-rsid="001e0f27" style:font-style-asian="normal" style:font-style-complex="normal"/>
    </style:style>
    <style:style style:name="P26" style:family="paragraph" style:parent-style-name="Text_20_body" style:list-style-name="L4">
      <style:text-properties fo:font-style="normal" officeooo:rsid="00121614" officeooo:paragraph-rsid="00121614" style:font-style-asian="normal" style:font-style-complex="normal"/>
    </style:style>
    <style:style style:name="P27" style:family="paragraph" style:parent-style-name="Text_20_body" style:list-style-name="L2">
      <style:text-properties fo:color="#ff3333" fo:font-style="normal" officeooo:rsid="0012eac5" officeooo:paragraph-rsid="0012eac5" style:font-style-asian="normal" style:font-style-complex="normal"/>
    </style:style>
    <style:style style:name="T1" style:family="text">
      <style:text-properties officeooo:rsid="001a265d"/>
    </style:style>
    <style:style style:name="T2" style:family="text">
      <style:text-properties officeooo:rsid="001b3a52"/>
    </style:style>
    <style:style style:name="T3" style:family="text">
      <style:text-properties officeooo:rsid="001e0f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2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2"/>
      <text:p text:style-name="P3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3"/>
      <text:p text:style-name="P4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6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6"/>
      <text:p text:style-name="P5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7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7"/>
      <text:p text:style-name="P8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8"/>
      <text:p text:style-name="P9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10">instalacja windows: <text:a xlink:type="simple" xlink:href="https://rufus.akeo.ie/" text:style-name="Internet_20_link" text:visited-style-name="Visited_20_Internet_20_Link">https://rufus.akeo.ie/</text:a></text:p>
      <text:p text:style-name="P10"/>
      <text:p text:style-name="P11">xdotool: <text:a xlink:type="simple" xlink:href="http://www.semicomplete.com/projects/xdotool/" text:style-name="Internet_20_link" text:visited-style-name="Visited_20_Internet_20_Link">http://www.semicomplete.com/projects/xdotool/</text:a></text:p>
      <text:p text:style-name="P11"/>
      <text:p text:style-name="P19">poszukać standardu 802.11</text:p>
      <text:p text:style-name="P20">poszukać o md5 -&gt; może coś o tym dopisać?</text:p>
      <text:p text:style-name="P14">poszukać apache poi</text:p>
      <text:p text:style-name="P15">poszukać icepdf <text:a xlink:type="simple" xlink:href="http://www.icesoft.org/java/projects/ICEpdf/" text:style-name="Internet_20_link" text:visited-style-name="Visited_20_Internet_20_Link"><text:span text:style-name="T2">http://www.icesoft.org/java/projects/ICEpdf/</text:span></text:a></text:p>
      <text:p text:style-name="P12">poszukać czegoś o C++</text:p>
      <text:p text:style-name="P12">poszukać czegoś o javie/android</text:p>
      <text:p text:style-name="P12">jakieś protokoły komunikacjey TCP/UDP</text:p>
      <text:p text:style-name="P12">manual linuxa</text:p>
      <text:p text:style-name="P13">Arm cortex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6070952711324234034" text:style-name="L1">
        <text:list-header>
          <text:p text:style-name="P21"/>
        </text:list-header>
      </text:list>
      <text:p text:style-name="P17"/>
      <text:p text:style-name="P17"/>
      <text:p text:style-name="P16">Rozdział o aplikacji java:</text:p>
      <text:list xml:id="list4236574369692165059" text:style-name="L2">
        <text:list-item>
          <text:p text:style-name="P22"/>
        </text:list-item>
        <text:list-item>
          <text:p text:style-name="P23">odtwarzanie prezentacji -&gt; przedstawić że są klawisze ale że można też pageup/down co pozwala na emulacje urządzeń usb -&gt; wskaźników</text:p>
        </text:list-item>
        <text:list-item>
          <text:p text:style-name="P27">!!!!! wrzucić zawartość beagla na repo!!!</text:p>
        </text:list-item>
        <text:list-item>
          <text:p text:style-name="P23"/>
        </text:list-item>
        <text:list-item>
          <text:p text:style-name="P22">IcePDF? → jak działa? Czy tylko wspomnieć?</text:p>
        </text:list-item>
        <text:list-item>
          <text:p text:style-name="P24">Pokazać zrzut – <text:span text:style-name="T1">zrobić nowy – przygotować kawałęk pdfa – może pierwsza str inż?</text:span></text:p>
        </text:list-item>
        <text:list-item>
          <text:p text:style-name="P24"><text:soft-page-break/>omówić możliwości -&gt; pełnoekranowy tryb albo tryb ze scrollem</text:p>
        </text:list-item>
        <text:list-item>
          <text:p text:style-name="P24">możliwość rotacji w jedną ze stron</text:p>
        </text:list-item>
        <text:list-item>
          <text:p text:style-name="P24">wsparcie dla pageup/down</text:p>
        </text:list-item>
        <text:list-item>
          <text:p text:style-name="P24"/>
        </text:list-item>
      </text:list>
      <text:p text:style-name="P16"/>
      <text:p text:style-name="P16"/>
      <text:p text:style-name="P18">Andoird:</text:p>
      <text:list xml:id="list5502366300416272360" text:style-name="L3">
        <text:list-item>
          <text:p text:style-name="P25">wspierane API (wersje systemu)</text:p>
        </text:list-item>
      </text:list>
      <text:list xml:id="list1246855619730520326" text:style-name="L4">
        <text:list-item>
          <text:p text:style-name="P26">napisać o budowie okienek, -<text:span text:style-name="T3">&gt; pokazać przejścia -&gt; zrobić w pracy obrazki</text:span></text:p>
        </text:list-item>
        <text:list-item>
          <text:p text:style-name="P26">menadżer plików</text:p>
        </text:list-item>
        <text:list-item>
          <text:p text:style-name="P26">rozpoznawanie gestów – opisać jakie wspiera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2M57S</meta:editing-duration>
    <meta:editing-cycles>31</meta:editing-cycles>
    <meta:generator>LibreOffice/5.0.3.2$Windows_X86_64 LibreOffice_project/e5f16313668ac592c1bfb310f4390624e3dbfb75</meta:generator>
    <dc:date>2015-11-29T01:42:07.435000000</dc:date>
    <meta:document-statistic meta:table-count="0" meta:image-count="0" meta:object-count="0" meta:page-count="2" meta:paragraph-count="37" meta:word-count="177" meta:character-count="1774" meta:non-whitespace-character-count="1640"/>
    <meta:user-defined meta:name="Info 1"/>
    <meta:user-defined meta:name="Info 2"/>
    <meta:user-defined meta:name="Info 3"/>
    <meta:user-defined meta:name="Info 4"/>
  </office:meta>
</office:document-meta>
</file>